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mall_threshold_spawning_pool" table:style-name="ta1">
        <table:shapes>
          <draw:frame draw:z-index="0" draw:style-name="gr1" draw:text-style-name="P1" svg:width="576.77pt" svg:height="558.88pt" svg:x="769.95pt" svg:y="206.14pt">
            <loext:p draw:notify-on-update-of-ranges="small_threshold_spawning_pool.A5:small_threshold_spawning_pool.A54 small_threshold_spawning_pool.B5:small_threshold_spawning_pool.B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-1.15450054275" calcext:value-type="float">
            <text:p>-1.1545005428</text:p>
          </table:table-cell>
          <table:table-cell office:value-type="float" office:value="2.22639960301" calcext:value-type="float">
            <text:p>2.226399603</text:p>
          </table:table-cell>
        </table:table-row>
        <table:table-row table:style-name="ro1">
          <table:table-cell office:value-type="float" office:value="-1.20199987473" calcext:value-type="float">
            <text:p>-1.2019998747</text:p>
          </table:table-cell>
          <table:table-cell office:value-type="float" office:value="1.98574500324" calcext:value-type="float">
            <text:p>1.9857450032</text:p>
          </table:table-cell>
        </table:table-row>
        <table:table-row table:style-name="ro1">
          <table:table-cell office:value-type="float" office:value="-0.830751745697" calcext:value-type="float">
            <text:p>-0.8307517457</text:p>
          </table:table-cell>
          <table:table-cell office:value-type="float" office:value="1.9558870668" calcext:value-type="float">
            <text:p>1.9558870668</text:p>
          </table:table-cell>
        </table:table-row>
        <table:table-row table:style-name="ro1">
          <table:table-cell office:value-type="float" office:value="-1.07294618274" calcext:value-type="float">
            <text:p>-1.0729461827</text:p>
          </table:table-cell>
          <table:table-cell office:value-type="float" office:value="1.78175604532" calcext:value-type="float">
            <text:p>1.7817560453</text:p>
          </table:table-cell>
        </table:table-row>
        <table:table-row table:style-name="ro1">
          <table:table-cell office:value-type="float" office:value="-0.914051947439" calcext:value-type="float">
            <text:p>-0.9140519474</text:p>
          </table:table-cell>
          <table:table-cell office:value-type="float" office:value="1.60514269259" calcext:value-type="float">
            <text:p>1.6051426926</text:p>
          </table:table-cell>
        </table:table-row>
        <table:table-row table:style-name="ro1">
          <table:table-cell office:value-type="float" office:value="-1.08236961711" calcext:value-type="float">
            <text:p>-1.0823696171</text:p>
          </table:table-cell>
          <table:table-cell office:value-type="float" office:value="1.6644570438" calcext:value-type="float">
            <text:p>1.6644570438</text:p>
          </table:table-cell>
        </table:table-row>
        <table:table-row table:style-name="ro1">
          <table:table-cell office:value-type="float" office:value="-1.10338617655" calcext:value-type="float">
            <text:p>-1.1033861766</text:p>
          </table:table-cell>
          <table:table-cell office:value-type="float" office:value="2.11779065394" calcext:value-type="float">
            <text:p>2.1177906539</text:p>
          </table:table-cell>
        </table:table-row>
        <table:table-row table:style-name="ro1">
          <table:table-cell office:value-type="float" office:value="-0.750405631531" calcext:value-type="float">
            <text:p>-0.7504056315</text:p>
          </table:table-cell>
          <table:table-cell office:value-type="float" office:value="2.06828036433" calcext:value-type="float">
            <text:p>2.0682803643</text:p>
          </table:table-cell>
        </table:table-row>
        <table:table-row table:style-name="ro1">
          <table:table-cell office:value-type="float" office:value="-1.20096069552" calcext:value-type="float">
            <text:p>-1.2009606955</text:p>
          </table:table-cell>
          <table:table-cell office:value-type="float" office:value="2.02060080499" calcext:value-type="float">
            <text:p>2.020600805</text:p>
          </table:table-cell>
        </table:table-row>
        <table:table-row table:style-name="ro1">
          <table:table-cell office:value-type="float" office:value="-0.839401339165" calcext:value-type="float">
            <text:p>-0.8394013392</text:p>
          </table:table-cell>
          <table:table-cell office:value-type="float" office:value="1.55714003823" calcext:value-type="float">
            <text:p>1.5571400382</text:p>
          </table:table-cell>
        </table:table-row>
        <table:table-row table:style-name="ro1">
          <table:table-cell office:value-type="float" office:value="-1.20226896769" calcext:value-type="float">
            <text:p>-1.2022689677</text:p>
          </table:table-cell>
          <table:table-cell office:value-type="float" office:value="2.06218487851" calcext:value-type="float">
            <text:p>2.0621848785</text:p>
          </table:table-cell>
        </table:table-row>
        <table:table-row table:style-name="ro1">
          <table:table-cell office:value-type="float" office:value="-0.933379775549" calcext:value-type="float">
            <text:p>-0.9333797755</text:p>
          </table:table-cell>
          <table:table-cell office:value-type="float" office:value="1.93762659443" calcext:value-type="float">
            <text:p>1.9376265944</text:p>
          </table:table-cell>
        </table:table-row>
        <table:table-row table:style-name="ro1">
          <table:table-cell office:value-type="float" office:value="-0.806514088119" calcext:value-type="float">
            <text:p>-0.8065140881</text:p>
          </table:table-cell>
          <table:table-cell office:value-type="float" office:value="1.79280516137" calcext:value-type="float">
            <text:p>1.7928051614</text:p>
          </table:table-cell>
        </table:table-row>
        <table:table-row table:style-name="ro1">
          <table:table-cell office:value-type="float" office:value="-1.00339285161" calcext:value-type="float">
            <text:p>-1.0033928516</text:p>
          </table:table-cell>
          <table:table-cell office:value-type="float" office:value="1.65693112884" calcext:value-type="float">
            <text:p>1.6569311288</text:p>
          </table:table-cell>
        </table:table-row>
        <table:table-row table:style-name="ro1">
          <table:table-cell office:value-type="float" office:value="-0.855622818885" calcext:value-type="float">
            <text:p>-0.8556228189</text:p>
          </table:table-cell>
          <table:table-cell office:value-type="float" office:value="1.85737225804" calcext:value-type="float">
            <text:p>1.857372258</text:p>
          </table:table-cell>
        </table:table-row>
        <table:table-row table:style-name="ro1">
          <table:table-cell office:value-type="float" office:value="-0.80991302852" calcext:value-type="float">
            <text:p>-0.8099130285</text:p>
          </table:table-cell>
          <table:table-cell office:value-type="float" office:value="1.88706124316" calcext:value-type="float">
            <text:p>1.8870612432</text:p>
          </table:table-cell>
        </table:table-row>
        <table:table-row table:style-name="ro1">
          <table:table-cell office:value-type="float" office:value="-1.00972389305" calcext:value-type="float">
            <text:p>-1.0097238931</text:p>
          </table:table-cell>
          <table:table-cell office:value-type="float" office:value="1.82683897873" calcext:value-type="float">
            <text:p>1.8268389787</text:p>
          </table:table-cell>
        </table:table-row>
        <table:table-row table:style-name="ro1">
          <table:table-cell office:value-type="float" office:value="-1.02562454642" calcext:value-type="float">
            <text:p>-1.0256245464</text:p>
          </table:table-cell>
          <table:table-cell office:value-type="float" office:value="1.82367573465" calcext:value-type="float">
            <text:p>1.8236757347</text:p>
          </table:table-cell>
        </table:table-row>
        <table:table-row table:style-name="ro1">
          <table:table-cell office:value-type="float" office:value="-0.850897318636" calcext:value-type="float">
            <text:p>-0.8508973186</text:p>
          </table:table-cell>
          <table:table-cell office:value-type="float" office:value="1.76423039285" calcext:value-type="float">
            <text:p>1.7642303929</text:p>
          </table:table-cell>
        </table:table-row>
        <table:table-row table:style-name="ro1">
          <table:table-cell office:value-type="float" office:value="-1.09840395518" calcext:value-type="float">
            <text:p>-1.0984039552</text:p>
          </table:table-cell>
          <table:table-cell office:value-type="float" office:value="1.72725771209" calcext:value-type="float">
            <text:p>1.7272577121</text:p>
          </table:table-cell>
        </table:table-row>
        <table:table-row table:style-name="ro1">
          <table:table-cell office:value-type="float" office:value="-0.792502175503" calcext:value-type="float">
            <text:p>-0.7925021755</text:p>
          </table:table-cell>
          <table:table-cell office:value-type="float" office:value="1.61088219487" calcext:value-type="float">
            <text:p>1.6108821949</text:p>
          </table:table-cell>
        </table:table-row>
        <table:table-row table:style-name="ro1">
          <table:table-cell office:value-type="float" office:value="-0.8328400002" calcext:value-type="float">
            <text:p>-0.8328400002</text:p>
          </table:table-cell>
          <table:table-cell office:value-type="float" office:value="1.76907126682" calcext:value-type="float">
            <text:p>1.7690712668</text:p>
          </table:table-cell>
        </table:table-row>
        <table:table-row table:style-name="ro1">
          <table:table-cell office:value-type="float" office:value="-0.97764364982" calcext:value-type="float">
            <text:p>-0.9776436498</text:p>
          </table:table-cell>
          <table:table-cell office:value-type="float" office:value="1.68233179017" calcext:value-type="float">
            <text:p>1.6823317902</text:p>
          </table:table-cell>
        </table:table-row>
        <table:table-row table:style-name="ro1">
          <table:table-cell office:value-type="float" office:value="-1.07556768267" calcext:value-type="float">
            <text:p>-1.0755676827</text:p>
          </table:table-cell>
          <table:table-cell office:value-type="float" office:value="1.85409540129" calcext:value-type="float">
            <text:p>1.8540954013</text:p>
          </table:table-cell>
        </table:table-row>
        <table:table-row table:style-name="ro1">
          <table:table-cell office:value-type="float" office:value="-1.20533369366" calcext:value-type="float">
            <text:p>-1.2053336937</text:p>
          </table:table-cell>
          <table:table-cell office:value-type="float" office:value="1.78052887566" calcext:value-type="float">
            <text:p>1.7805288757</text:p>
          </table:table-cell>
        </table:table-row>
        <table:table-row table:style-name="ro1">
          <table:table-cell office:value-type="float" office:value="-1.24708292424" calcext:value-type="float">
            <text:p>-1.2470829242</text:p>
          </table:table-cell>
          <table:table-cell office:value-type="float" office:value="1.72346952794" calcext:value-type="float">
            <text:p>1.7234695279</text:p>
          </table:table-cell>
        </table:table-row>
        <table:table-row table:style-name="ro1">
          <table:table-cell office:value-type="float" office:value="-1.07454686348" calcext:value-type="float">
            <text:p>-1.0745468635</text:p>
          </table:table-cell>
          <table:table-cell office:value-type="float" office:value="1.97930761356" calcext:value-type="float">
            <text:p>1.9793076136</text:p>
          </table:table-cell>
        </table:table-row>
        <table:table-row table:style-name="ro1">
          <table:table-cell office:value-type="float" office:value="-0.972201227678" calcext:value-type="float">
            <text:p>-0.9722012277</text:p>
          </table:table-cell>
          <table:table-cell office:value-type="float" office:value="1.85295928377" calcext:value-type="float">
            <text:p>1.8529592838</text:p>
          </table:table-cell>
        </table:table-row>
        <table:table-row table:style-name="ro1">
          <table:table-cell office:value-type="float" office:value="-0.834863513663" calcext:value-type="float">
            <text:p>-0.8348635137</text:p>
          </table:table-cell>
          <table:table-cell office:value-type="float" office:value="1.94757189524" calcext:value-type="float">
            <text:p>1.9475718952</text:p>
          </table:table-cell>
        </table:table-row>
        <table:table-row table:style-name="ro1">
          <table:table-cell office:value-type="float" office:value="-1.12249428985" calcext:value-type="float">
            <text:p>-1.1224942899</text:p>
          </table:table-cell>
          <table:table-cell office:value-type="float" office:value="1.72494105178" calcext:value-type="float">
            <text:p>1.7249410518</text:p>
          </table:table-cell>
        </table:table-row>
        <table:table-row table:style-name="ro1">
          <table:table-cell office:value-type="float" office:value="-0.826492209892" calcext:value-type="float">
            <text:p>-0.8264922099</text:p>
          </table:table-cell>
          <table:table-cell office:value-type="float" office:value="2.11447306385" calcext:value-type="float">
            <text:p>2.1144730639</text:p>
          </table:table-cell>
        </table:table-row>
        <table:table-row table:style-name="ro1">
          <table:table-cell office:value-type="float" office:value="-1.05087823226" calcext:value-type="float">
            <text:p>-1.0508782323</text:p>
          </table:table-cell>
          <table:table-cell office:value-type="float" office:value="1.61782463201" calcext:value-type="float">
            <text:p>1.617824632</text:p>
          </table:table-cell>
        </table:table-row>
        <table:table-row table:style-name="ro1">
          <table:table-cell office:value-type="float" office:value="-0.91716637782" calcext:value-type="float">
            <text:p>-0.9171663778</text:p>
          </table:table-cell>
          <table:table-cell office:value-type="float" office:value="1.78865986382" calcext:value-type="float">
            <text:p>1.7886598638</text:p>
          </table:table-cell>
        </table:table-row>
        <table:table-row table:style-name="ro1">
          <table:table-cell office:value-type="float" office:value="-0.751058126199" calcext:value-type="float">
            <text:p>-0.7510581262</text:p>
          </table:table-cell>
          <table:table-cell office:value-type="float" office:value="1.72769410317" calcext:value-type="float">
            <text:p>1.7276941032</text:p>
          </table:table-cell>
        </table:table-row>
        <table:table-row table:style-name="ro1">
          <table:table-cell office:value-type="float" office:value="-1.04271257661" calcext:value-type="float">
            <text:p>-1.0427125766</text:p>
          </table:table-cell>
          <table:table-cell office:value-type="float" office:value="1.78153934462" calcext:value-type="float">
            <text:p>1.7815393446</text:p>
          </table:table-cell>
        </table:table-row>
        <table:table-row table:style-name="ro1">
          <table:table-cell office:value-type="float" office:value="-1.00756316136" calcext:value-type="float">
            <text:p>-1.0075631614</text:p>
          </table:table-cell>
          <table:table-cell office:value-type="float" office:value="1.66923537705" calcext:value-type="float">
            <text:p>1.6692353771</text:p>
          </table:table-cell>
        </table:table-row>
        <table:table-row table:style-name="ro1">
          <table:table-cell office:value-type="float" office:value="-0.936760385545" calcext:value-type="float">
            <text:p>-0.9367603855</text:p>
          </table:table-cell>
          <table:table-cell office:value-type="float" office:value="1.67437571062" calcext:value-type="float">
            <text:p>1.6743757106</text:p>
          </table:table-cell>
        </table:table-row>
        <table:table-row table:style-name="ro1">
          <table:table-cell office:value-type="float" office:value="-1.14414634113" calcext:value-type="float">
            <text:p>-1.1441463411</text:p>
          </table:table-cell>
          <table:table-cell office:value-type="float" office:value="1.65150921951" calcext:value-type="float">
            <text:p>1.6515092195</text:p>
          </table:table-cell>
        </table:table-row>
        <table:table-row table:style-name="ro1">
          <table:table-cell office:value-type="float" office:value="-1.08643946019" calcext:value-type="float">
            <text:p>-1.0864394602</text:p>
          </table:table-cell>
          <table:table-cell office:value-type="float" office:value="2.03881198304" calcext:value-type="float">
            <text:p>2.038811983</text:p>
          </table:table-cell>
        </table:table-row>
        <table:table-row table:style-name="ro1">
          <table:table-cell office:value-type="float" office:value="-0.79784077502" calcext:value-type="float">
            <text:p>-0.797840775</text:p>
          </table:table-cell>
          <table:table-cell office:value-type="float" office:value="1.56348509295" calcext:value-type="float">
            <text:p>1.563485093</text:p>
          </table:table-cell>
        </table:table-row>
        <table:table-row table:style-name="ro1">
          <table:table-cell office:value-type="float" office:value="-1.05365596186" calcext:value-type="float">
            <text:p>-1.0536559619</text:p>
          </table:table-cell>
          <table:table-cell office:value-type="float" office:value="1.7067426234" calcext:value-type="float">
            <text:p>1.7067426234</text:p>
          </table:table-cell>
        </table:table-row>
        <table:table-row table:style-name="ro1">
          <table:table-cell office:value-type="float" office:value="-0.962065806307" calcext:value-type="float">
            <text:p>-0.9620658063</text:p>
          </table:table-cell>
          <table:table-cell office:value-type="float" office:value="1.7459369466" calcext:value-type="float">
            <text:p>1.7459369466</text:p>
          </table:table-cell>
        </table:table-row>
        <table:table-row table:style-name="ro1">
          <table:table-cell office:value-type="float" office:value="-1.02425294872" calcext:value-type="float">
            <text:p>-1.0242529487</text:p>
          </table:table-cell>
          <table:table-cell office:value-type="float" office:value="1.56915694001" calcext:value-type="float">
            <text:p>1.56915694</text:p>
          </table:table-cell>
        </table:table-row>
        <table:table-row table:style-name="ro1">
          <table:table-cell office:value-type="float" office:value="-1.13611554088" calcext:value-type="float">
            <text:p>-1.1361155409</text:p>
          </table:table-cell>
          <table:table-cell office:value-type="float" office:value="2.00608354219" calcext:value-type="float">
            <text:p>2.0060835422</text:p>
          </table:table-cell>
        </table:table-row>
        <table:table-row table:style-name="ro1">
          <table:table-cell office:value-type="float" office:value="-1.15719359236" calcext:value-type="float">
            <text:p>-1.1571935924</text:p>
          </table:table-cell>
          <table:table-cell office:value-type="float" office:value="1.8412006263" calcext:value-type="float">
            <text:p>1.8412006263</text:p>
          </table:table-cell>
        </table:table-row>
        <table:table-row table:style-name="ro1">
          <table:table-cell office:value-type="float" office:value="-0.917679902046" calcext:value-type="float">
            <text:p>-0.917679902</text:p>
          </table:table-cell>
          <table:table-cell office:value-type="float" office:value="2.02917814246" calcext:value-type="float">
            <text:p>2.0291781425</text:p>
          </table:table-cell>
        </table:table-row>
        <table:table-row table:style-name="ro1">
          <table:table-cell office:value-type="float" office:value="-0.90616325559" calcext:value-type="float">
            <text:p>-0.9061632556</text:p>
          </table:table-cell>
          <table:table-cell office:value-type="float" office:value="1.759340163" calcext:value-type="float">
            <text:p>1.759340163</text:p>
          </table:table-cell>
        </table:table-row>
        <table:table-row table:style-name="ro1">
          <table:table-cell office:value-type="float" office:value="-1.0620849192" calcext:value-type="float">
            <text:p>-1.0620849192</text:p>
          </table:table-cell>
          <table:table-cell office:value-type="float" office:value="1.7048255417" calcext:value-type="float">
            <text:p>1.7048255417</text:p>
          </table:table-cell>
        </table:table-row>
        <table:table-row table:style-name="ro1">
          <table:table-cell office:value-type="float" office:value="-0.876438881721" calcext:value-type="float">
            <text:p>-0.8764388817</text:p>
          </table:table-cell>
          <table:table-cell office:value-type="float" office:value="1.79094439405" calcext:value-type="float">
            <text:p>1.7909443941</text:p>
          </table:table-cell>
        </table:table-row>
        <table:table-row table:style-name="ro1">
          <table:table-cell office:value-type="float" office:value="-1.04047917339" calcext:value-type="float">
            <text:p>-1.0404791734</text:p>
          </table:table-cell>
          <table:table-cell office:value-type="float" office:value="1.91333629991" calcext:value-type="float">
            <text:p>1.9133362999</text:p>
          </table:table-cell>
        </table:table-row>
      </table:table>
      <table:table table:name="Sheet2" table:style-name="ta1">
        <table:table-column table:style-name="co3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0669771040858" calcext:value-type="float">
            <text:p>0.0669771041</text:p>
          </table:table-cell>
          <table:table-cell office:value-type="float" office:value="1.63445831322" calcext:value-type="float">
            <text:p>1.6344583132</text:p>
          </table:table-cell>
          <table:table-cell/>
          <table:table-cell office:value-type="float" office:value="-1.76226667752" calcext:value-type="float">
            <text:p>-1.7622666775</text:p>
          </table:table-cell>
          <table:table-cell office:value-type="float" office:value="1.15113506508" calcext:value-type="float">
            <text:p>1.1511350651</text:p>
          </table:table-cell>
        </table:table-row>
        <table:table-row table:style-name="ro1">
          <table:table-cell office:value-type="float" office:value="-0.899431865554" calcext:value-type="float">
            <text:p>-0.8994318656</text:p>
          </table:table-cell>
          <table:table-cell office:value-type="float" office:value="2.0436034168" calcext:value-type="float">
            <text:p>2.0436034168</text:p>
          </table:table-cell>
          <table:table-cell/>
          <table:table-cell office:value-type="float" office:value="-1.75972849421" calcext:value-type="float">
            <text:p>-1.7597284942</text:p>
          </table:table-cell>
          <table:table-cell office:value-type="float" office:value="1.04759499272" calcext:value-type="float">
            <text:p>1.0475949927</text:p>
          </table:table-cell>
        </table:table-row>
        <table:table-row table:style-name="ro1">
          <table:table-cell office:value-type="float" office:value="-1.05349238838" calcext:value-type="float">
            <text:p>-1.0534923884</text:p>
          </table:table-cell>
          <table:table-cell office:value-type="float" office:value="1.75711201" calcext:value-type="float">
            <text:p>1.75711201</text:p>
          </table:table-cell>
          <table:table-cell/>
          <table:table-cell office:value-type="float" office:value="-1.80632481109" calcext:value-type="float">
            <text:p>-1.8063248111</text:p>
          </table:table-cell>
          <table:table-cell office:value-type="float" office:value="1.04584738069" calcext:value-type="float">
            <text:p>1.0458473807</text:p>
          </table:table-cell>
        </table:table-row>
        <table:table-row table:style-name="ro1">
          <table:table-cell office:value-type="float" office:value="-0.905624045884" calcext:value-type="float">
            <text:p>-0.9056240459</text:p>
          </table:table-cell>
          <table:table-cell office:value-type="float" office:value="1.57282843176" calcext:value-type="float">
            <text:p>1.5728284318</text:p>
          </table:table-cell>
          <table:table-cell/>
          <table:table-cell office:value-type="float" office:value="-1.76514177218" calcext:value-type="float">
            <text:p>-1.7651417722</text:p>
          </table:table-cell>
          <table:table-cell office:value-type="float" office:value="1.07404115276" calcext:value-type="float">
            <text:p>1.0740411528</text:p>
          </table:table-cell>
        </table:table-row>
        <table:table-row table:style-name="ro1">
          <table:table-cell office:value-type="float" office:value="-1.12696654246" calcext:value-type="float">
            <text:p>-1.1269665425</text:p>
          </table:table-cell>
          <table:table-cell office:value-type="float" office:value="1.63687032359" calcext:value-type="float">
            <text:p>1.6368703236</text:p>
          </table:table-cell>
          <table:table-cell/>
          <table:table-cell office:value-type="float" office:value="-1.83006944533" calcext:value-type="float">
            <text:p>-1.8300694453</text:p>
          </table:table-cell>
          <table:table-cell office:value-type="float" office:value="1.22060049689" calcext:value-type="float">
            <text:p>1.2206004969</text:p>
          </table:table-cell>
        </table:table-row>
        <table:table-row table:style-name="ro1">
          <table:table-cell office:value-type="float" office:value="-1.15153413115" calcext:value-type="float">
            <text:p>-1.1515341312</text:p>
          </table:table-cell>
          <table:table-cell office:value-type="float" office:value="2.12701527197" calcext:value-type="float">
            <text:p>2.127015272</text:p>
          </table:table-cell>
          <table:table-cell table:number-columns-repeated="3"/>
        </table:table-row>
        <table:table-row table:style-name="ro1">
          <table:table-cell office:value-type="float" office:value="-0.831510114562" calcext:value-type="float">
            <text:p>-0.8315101146</text:p>
          </table:table-cell>
          <table:table-cell office:value-type="float" office:value="2.21262082058" calcext:value-type="float">
            <text:p>2.2126208206</text:p>
          </table:table-cell>
          <table:table-cell table:number-columns-repeated="3"/>
        </table:table-row>
        <table:table-row table:style-name="ro1">
          <table:table-cell office:value-type="float" office:value="-1.27964014981" calcext:value-type="float">
            <text:p>-1.2796401498</text:p>
          </table:table-cell>
          <table:table-cell office:value-type="float" office:value="2.17919684997" calcext:value-type="float">
            <text:p>2.17919685</text:p>
          </table:table-cell>
          <table:table-cell table:number-columns-repeated="3"/>
        </table:table-row>
        <table:table-row table:style-name="ro1">
          <table:table-cell office:value-type="float" office:value="-0.90310257008" calcext:value-type="float">
            <text:p>-0.9031025701</text:p>
          </table:table-cell>
          <table:table-cell office:value-type="float" office:value="1.75464913366" calcext:value-type="float">
            <text:p>1.75464913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6T11:30:13.091396639</dc:date>
    <meta:editing-duration>PT9H12M42S</meta:editing-duration>
    <meta:editing-cycles>2</meta:editing-cycles>
    <meta:generator>LibreOffice/5.1.6.2$Linux_X86_64 LibreOffice_project/10m0$Build-2</meta:generator>
    <meta:document-statistic meta:table-count="2" meta:cell-count="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2.5" chart:max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.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48cm" svg:height="19.717cm" xlink:href=".." xlink:type="simple" chart:class="chart:scatter" chart:style-name="ch1">
        <chart:legend chart:legend-position="end" svg:x="18.085cm" svg:y="9.559cm" style:legend-expansion="high" chart:style-name="ch2"/>
        <chart:plot-area chart:style-name="ch3" table:cell-range-address="small_threshold_spawning_pool.A5:small_threshold_spawning_pool.B54" svg:x="0.406cm" svg:y="0.394cm" svg:width="17.273cm" svg:height="18.929cm">
          <chartooo:coordinate-region svg:x="0.697cm" svg:y="0.593cm" svg:width="16.742cm" svg:height="18.5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mall_threshold_spawning_pool.B5:small_threshold_spawning_pool.B54" chart:class="chart:scatter">
            <chart:domain table:cell-range-address="small_threshold_spawning_pool.A5:small_threshold_spawning_pool.A54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5450054275">
                <text:p>-1.15450054275</text:p>
                <draw:g>
                  <svg:desc>small_threshold_spawning_pool.A5:small_threshold_spawning_pool.A54</svg:desc>
                </draw:g>
              </table:table-cell>
              <table:table-cell office:value-type="float" office:value="2.22639960301">
                <text:p>2.22639960301</text:p>
                <draw:g>
                  <svg:desc>small_threshold_spawning_pool.B5:small_threshold_spawning_pool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0199987473">
                <text:p>-1.20199987473</text:p>
              </table:table-cell>
              <table:table-cell office:value-type="float" office:value="1.98574500324">
                <text:p>1.98574500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30751745697">
                <text:p>-0.830751745697</text:p>
              </table:table-cell>
              <table:table-cell office:value-type="float" office:value="1.9558870668">
                <text:p>1.9558870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7294618274">
                <text:p>-1.07294618274</text:p>
              </table:table-cell>
              <table:table-cell office:value-type="float" office:value="1.78175604532">
                <text:p>1.78175604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14051947439">
                <text:p>-0.914051947439</text:p>
              </table:table-cell>
              <table:table-cell office:value-type="float" office:value="1.60514269259">
                <text:p>1.60514269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8236961711">
                <text:p>-1.08236961711</text:p>
              </table:table-cell>
              <table:table-cell office:value-type="float" office:value="1.6644570438">
                <text:p>1.6644570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0338617655">
                <text:p>-1.10338617655</text:p>
              </table:table-cell>
              <table:table-cell office:value-type="float" office:value="2.11779065394">
                <text:p>2.11779065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50405631531">
                <text:p>-0.750405631531</text:p>
              </table:table-cell>
              <table:table-cell office:value-type="float" office:value="2.06828036433">
                <text:p>2.06828036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0096069552">
                <text:p>-1.20096069552</text:p>
              </table:table-cell>
              <table:table-cell office:value-type="float" office:value="2.02060080499">
                <text:p>2.02060080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39401339165">
                <text:p>-0.839401339165</text:p>
              </table:table-cell>
              <table:table-cell office:value-type="float" office:value="1.55714003823">
                <text:p>1.55714003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0226896769">
                <text:p>-1.20226896769</text:p>
              </table:table-cell>
              <table:table-cell office:value-type="float" office:value="2.06218487851">
                <text:p>2.06218487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33379775549">
                <text:p>-0.933379775549</text:p>
              </table:table-cell>
              <table:table-cell office:value-type="float" office:value="1.93762659443">
                <text:p>1.93762659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06514088119">
                <text:p>-0.806514088119</text:p>
              </table:table-cell>
              <table:table-cell office:value-type="float" office:value="1.79280516137">
                <text:p>1.79280516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0339285161">
                <text:p>-1.00339285161</text:p>
              </table:table-cell>
              <table:table-cell office:value-type="float" office:value="1.65693112884">
                <text:p>1.65693112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55622818885">
                <text:p>-0.855622818885</text:p>
              </table:table-cell>
              <table:table-cell office:value-type="float" office:value="1.85737225804">
                <text:p>1.85737225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0991302852">
                <text:p>-0.80991302852</text:p>
              </table:table-cell>
              <table:table-cell office:value-type="float" office:value="1.88706124316">
                <text:p>1.88706124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0972389305">
                <text:p>-1.00972389305</text:p>
              </table:table-cell>
              <table:table-cell office:value-type="float" office:value="1.82683897873">
                <text:p>1.82683897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2562454642">
                <text:p>-1.02562454642</text:p>
              </table:table-cell>
              <table:table-cell office:value-type="float" office:value="1.82367573465">
                <text:p>1.82367573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50897318636">
                <text:p>-0.850897318636</text:p>
              </table:table-cell>
              <table:table-cell office:value-type="float" office:value="1.76423039285">
                <text:p>1.76423039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9840395518">
                <text:p>-1.09840395518</text:p>
              </table:table-cell>
              <table:table-cell office:value-type="float" office:value="1.72725771209">
                <text:p>1.72725771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92502175503">
                <text:p>-0.792502175503</text:p>
              </table:table-cell>
              <table:table-cell office:value-type="float" office:value="1.61088219487">
                <text:p>1.61088219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328400002">
                <text:p>-0.8328400002</text:p>
              </table:table-cell>
              <table:table-cell office:value-type="float" office:value="1.76907126682">
                <text:p>1.76907126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7764364982">
                <text:p>-0.97764364982</text:p>
              </table:table-cell>
              <table:table-cell office:value-type="float" office:value="1.68233179017">
                <text:p>1.68233179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7556768267">
                <text:p>-1.07556768267</text:p>
              </table:table-cell>
              <table:table-cell office:value-type="float" office:value="1.85409540129">
                <text:p>1.85409540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0533369366">
                <text:p>-1.20533369366</text:p>
              </table:table-cell>
              <table:table-cell office:value-type="float" office:value="1.78052887566">
                <text:p>1.78052887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4708292424">
                <text:p>-1.24708292424</text:p>
              </table:table-cell>
              <table:table-cell office:value-type="float" office:value="1.72346952794">
                <text:p>1.72346952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7454686348">
                <text:p>-1.07454686348</text:p>
              </table:table-cell>
              <table:table-cell office:value-type="float" office:value="1.97930761356">
                <text:p>1.97930761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72201227678">
                <text:p>-0.972201227678</text:p>
              </table:table-cell>
              <table:table-cell office:value-type="float" office:value="1.85295928377">
                <text:p>1.852959283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34863513663">
                <text:p>-0.834863513663</text:p>
              </table:table-cell>
              <table:table-cell office:value-type="float" office:value="1.94757189524">
                <text:p>1.94757189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2249428985">
                <text:p>-1.12249428985</text:p>
              </table:table-cell>
              <table:table-cell office:value-type="float" office:value="1.72494105178">
                <text:p>1.724941051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26492209892">
                <text:p>-0.826492209892</text:p>
              </table:table-cell>
              <table:table-cell office:value-type="float" office:value="2.11447306385">
                <text:p>2.11447306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5087823226">
                <text:p>-1.05087823226</text:p>
              </table:table-cell>
              <table:table-cell office:value-type="float" office:value="1.61782463201">
                <text:p>1.61782463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1716637782">
                <text:p>-0.91716637782</text:p>
              </table:table-cell>
              <table:table-cell office:value-type="float" office:value="1.78865986382">
                <text:p>1.78865986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51058126199">
                <text:p>-0.751058126199</text:p>
              </table:table-cell>
              <table:table-cell office:value-type="float" office:value="1.72769410317">
                <text:p>1.727694103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4271257661">
                <text:p>-1.04271257661</text:p>
              </table:table-cell>
              <table:table-cell office:value-type="float" office:value="1.78153934462">
                <text:p>1.78153934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0756316136">
                <text:p>-1.00756316136</text:p>
              </table:table-cell>
              <table:table-cell office:value-type="float" office:value="1.66923537705">
                <text:p>1.66923537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36760385545">
                <text:p>-0.936760385545</text:p>
              </table:table-cell>
              <table:table-cell office:value-type="float" office:value="1.67437571062">
                <text:p>1.674375710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14414634113">
                <text:p>-1.14414634113</text:p>
              </table:table-cell>
              <table:table-cell office:value-type="float" office:value="1.65150921951">
                <text:p>1.65150921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08643946019">
                <text:p>-1.08643946019</text:p>
              </table:table-cell>
              <table:table-cell office:value-type="float" office:value="2.03881198304">
                <text:p>2.03881198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9784077502">
                <text:p>-0.79784077502</text:p>
              </table:table-cell>
              <table:table-cell office:value-type="float" office:value="1.56348509295">
                <text:p>1.56348509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5365596186">
                <text:p>-1.05365596186</text:p>
              </table:table-cell>
              <table:table-cell office:value-type="float" office:value="1.7067426234">
                <text:p>1.7067426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62065806307">
                <text:p>-0.962065806307</text:p>
              </table:table-cell>
              <table:table-cell office:value-type="float" office:value="1.7459369466">
                <text:p>1.74593694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2425294872">
                <text:p>-1.02425294872</text:p>
              </table:table-cell>
              <table:table-cell office:value-type="float" office:value="1.56915694001">
                <text:p>1.56915694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3611554088">
                <text:p>-1.13611554088</text:p>
              </table:table-cell>
              <table:table-cell office:value-type="float" office:value="2.00608354219">
                <text:p>2.006083542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5719359236">
                <text:p>-1.15719359236</text:p>
              </table:table-cell>
              <table:table-cell office:value-type="float" office:value="1.8412006263">
                <text:p>1.84120062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17679902046">
                <text:p>-0.917679902046</text:p>
              </table:table-cell>
              <table:table-cell office:value-type="float" office:value="2.02917814246">
                <text:p>2.02917814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0616325559">
                <text:p>-0.90616325559</text:p>
              </table:table-cell>
              <table:table-cell office:value-type="float" office:value="1.759340163">
                <text:p>1.759340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620849192">
                <text:p>-1.0620849192</text:p>
              </table:table-cell>
              <table:table-cell office:value-type="float" office:value="1.7048255417">
                <text:p>1.7048255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76438881721">
                <text:p>-0.876438881721</text:p>
              </table:table-cell>
              <table:table-cell office:value-type="float" office:value="1.79094439405">
                <text:p>1.79094439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4047917339">
                <text:p>-1.04047917339</text:p>
              </table:table-cell>
              <table:table-cell office:value-type="float" office:value="1.91333629991">
                <text:p>1.91333629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